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276f2" officeooo:paragraph-rsid="0014e78d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276f2" officeooo:paragraph-rsid="001276f2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276f2" officeooo:paragraph-rsid="0013c833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13c833" officeooo:paragraph-rsid="0013c833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13c833" officeooo:paragraph-rsid="0014e78d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officeooo:rsid="0014e78d" officeooo:paragraph-rsid="0014e78d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6pt" officeooo:rsid="001276f2" officeooo:paragraph-rsid="001276f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22pt" officeooo:rsid="0014e78d" officeooo:paragraph-rsid="0014e78d" style:font-size-asian="19.25pt" style:font-size-complex="2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3c833" style:font-size-asian="14pt" style:font-size-complex="16pt"/>
    </style:style>
    <style:style style:name="T3" style:family="text">
      <style:text-properties fo:font-size="16pt" officeooo:rsid="0014e78d" style:font-size-asian="14pt" style:font-size-complex="16pt"/>
    </style:style>
    <style:style style:name="T4" style:family="text">
      <style:text-properties officeooo:rsid="0013c833"/>
    </style:style>
    <style:style style:name="T5" style:family="text">
      <style:text-properties fo:font-size="24pt" officeooo:rsid="0013c833" style:font-size-asian="21pt" style:font-size-complex="24pt"/>
    </style:style>
    <style:style style:name="T6" style:family="text">
      <style:text-properties officeooo:rsid="0014e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ументация к заочному проекту</text:p>
      <text:p text:style-name="P1"><text:span text:style-name="T6">команды</text:span> Харьковской гимназии №14</text:p>
      <text:p text:style-name="P2"/>
      <text:p text:style-name="P2">Какие первые шаги?</text:p>
      <text:p text:style-name="P2"/>
      <text:p text:style-name="P7"><text:tab/>для того, чтобы успешно пользоваться сайтом, нужно пройти <text:tab/>регистрацию. Чтобы пройти регистрацию, нажмите на кнопку <text:tab/>«Регистрация» и внесите туда данные. После регистрации на <text:tab/>сервере создаться сессия, с помощью которой вы можете <text:tab/>получить свои данные, для дальнейшего получения данных за <text:tab/>счёт сессии пройдите Авторизацию, нажав на кнопку <text:tab/>«Авторизация».</text:p>
      <text:p text:style-name="P7"/>
      <text:p text:style-name="P2">Я не понял, как пользоваться сайтом, что делать?</text:p>
      <text:p text:style-name="P2"/>
      <text:p text:style-name="P2"><text:tab/><text:span text:style-name="T1">Открыв главную страницу вы увидите landing-page с подробным <text:tab/>путеводителем по сайту.</text:span></text:p>
      <text:p text:style-name="P2"><text:span text:style-name="T1"/></text:p>
      <text:p text:style-name="P2"><text:span text:style-name="T1"/></text:p>
      <text:p text:style-name="P2">Главные механики проекта:</text:p>
      <text:p text:style-name="P2"><text:span text:style-name="T1"><text:tab/>1) Алгоритм нахождения кратчайшего пути.</text:span></text:p>
      <text:p text:style-name="P2"><text:span text:style-name="T1"><text:tab/>2) Нарисованная карта</text:span></text:p>
      <text:p text:style-name="P2"><text:span text:style-name="T1"><text:tab/>3) Панель управления: продуктов, меню, пользователей</text:span></text:p>
      <text:p text:style-name="P2"><text:span text:style-name="T1"><text:tab/>4) Пользовательский интерфейс для водителей и показание</text:span></text:p>
      <text:p text:style-name="P2"><text:span text:style-name="T1"><text:tab/>их местоположения для клиентов</text:span></text:p>
      <text:p text:style-name="P2"><text:span text:style-name="T1"><text:tab/>5) Пользовательский интерфейс для клиентов для отслеживания</text:span></text:p>
      <text:p text:style-name="P3"><text:span text:style-name="T1"><text:tab/> местоположения доставки заказа водителем</text:span></text:p>
      <text:p text:style-name="P3"><text:span text:style-name="T1"/></text:p>
      <text:p text:style-name="P3"><text:span text:style-name="T5"/></text:p>
      <text:p text:style-name="P3"><text:span text:style-name="T4">А что по поводу безопасности?</text:span></text:p>
      <text:p text:style-name="P3"><text:span text:style-name="T1"/></text:p>
      <text:p text:style-name="P3"><text:soft-page-break/><text:span text:style-name="T2"><text:tab/>Вся личная информация пользователей</text:span><text:span text:style-name="T1"> </text:span><text:span text:style-name="T2">хранится на сервере, и не <text:tab/>показывается другим пользователям (иссключение: <text:s/>имя, <text:tab/>фамилия).Ключ к доступу данных находится на сервере в <text:tab/>личной сессии пользователя.</text:span></text:p>
      <text:p text:style-name="P3"><text:span text:style-name="T2"/></text:p>
      <text:p text:style-name="P3"><text:span text:style-name="T4">Как сделать заказ?</text:span></text:p>
      <text:p text:style-name="P3"><text:span text:style-name="T1"/></text:p>
      <text:p text:style-name="P3"><text:span text:style-name="T2">1) Для того чтобы <text:s/>сделать заказ, авторизуйтесь или зарегистрируй тесь, алгоритм этой механики предоставлен выше.</text:span></text:p>
      <text:p text:style-name="P3"><text:span text:style-name="T2"/></text:p>
      <text:p text:style-name="P3"><text:span text:style-name="T2">2) Перейдите в раздел меню. Чтобы зайти в раздел меню перейдите по ссылке: </text:span><text:a xlink:type="simple" xlink:href="http://localhost:4200/menu" text:style-name="Internet_20_link" text:visited-style-name="Visited_20_Internet_20_Link"><text:span text:style-name="T2">http://localhost:4200/menu</text:span></text:a><text:span text:style-name="T2">, или нажмите на кнопку «Меню»</text:span></text:p>
      <text:p text:style-name="P3"><text:span text:style-name="T2">в «Шапке» сайта.</text:span></text:p>
      <text:p text:style-name="P3"><text:span text:style-name="T2"/></text:p>
      <text:p text:style-name="P3"><text:span text:style-name="T2">3) Чтобы увидеть состав или заказать блюдо наведите на блок блюда.</text:span></text:p>
      <text:p text:style-name="P3"><text:span text:style-name="T2"/></text:p>
      <text:p text:style-name="P3"><text:span text:style-name="T2">4) Откройте раздел «Корзина» и нажмите на кнопку «Заказать!»,</text:span></text:p>
      <text:p text:style-name="P3"><text:span text:style-name="T2">после проделанных действий, вас встретит диалоговое окно, с просьбой указать местоположение.</text:span></text:p>
      <text:p text:style-name="P3"><text:span text:style-name="T2"/></text:p>
      <text:p text:style-name="P3"><text:span text:style-name="T2">5) Если хотя-бы одно из блюд невозможно сделать, программа уведомит вас об этом, Заказ приходит в исполнение, если все</text:span></text:p>
      <text:p text:style-name="P3"><text:span text:style-name="T2">заказанные блюда возможно сделать.</text:span></text:p>
      <text:p text:style-name="P3"><text:span text:style-name="T2"/></text:p>
      <text:p text:style-name="P3"><text:span text:style-name="T4">Руководство по разделу «Профиль»</text:span></text:p>
      <text:p text:style-name="P3"><text:span text:style-name="T2"><text:tab/></text:span></text:p>
      <text:p text:style-name="P3"><text:span text:style-name="T2"><text:tab/>1) Чтобы увидеть доставку вашего заказа откройте, профиль</text:span></text:p>
      <text:p text:style-name="P3"><text:span text:style-name="T2"><text:tab/>(механика описывалась выше)</text:span></text:p>
      <text:p text:style-name="P3"><text:span text:style-name="T2"><text:tab/>2) <text:s/>Если вас не удовлетворяют ваши данные на сайте,</text:span></text:p>
      <text:p text:style-name="P3"><text:span text:style-name="T1"><text:tab/></text:span><text:span text:style-name="T2">вы можете поменять некоторые из них, а именно:</text:span></text:p>
      <text:p text:style-name="P3"><text:span text:style-name="T2"><text:tab/><text:tab/>- имя / фамилия</text:span></text:p>
      <text:p text:style-name="P3"><text:span text:style-name="T1"><text:tab/><text:tab/>- </text:span><text:span text:style-name="T2">Пароль</text:span></text:p>
      <text:p text:style-name="P3"><text:span text:style-name="T1"><text:tab/></text:span><text:span text:style-name="T2">для того чтобы изменить данные нажмите на кнопку «Изменить имя / фамилию» или «Изменить пароль»</text:span></text:p>
      <text:p text:style-name="P3"><text:span text:style-name="T2"/></text:p>
      <text:p text:style-name="P4">Руководство по разделу «Водитель»</text:p>
      <text:p text:style-name="P4"><text:span text:style-name="T1">1) в разделе «Водитель» есть две колонки:</text:span></text:p>
      <text:p text:style-name="P4"><text:span text:style-name="T1">1. заказы <text:tab/><text:tab/><text:tab/>2. карта</text:span></text:p>
      <text:p text:style-name="P4"><text:soft-page-break/><text:span text:style-name="T1">2) В первой колонке находятся «свободные заказы», чтобы взять заказанные, наведите на блок заказа и нажмите кнопку «Взять заказ»</text:span></text:p>
      <text:p text:style-name="P4"><text:span text:style-name="T1"/></text:p>
      <text:p text:style-name="P4"><text:span text:style-name="T1">3) При наведении на заказ, <text:s/>на карте (правом блоке / колонке), показывается местоположение </text:span><text:span text:style-name="T3">заказчика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Руководство по разделу «<text:span text:style-name="T6">Админ</text:span>»</text:p>
      <text:p text:style-name="P5"><text:span text:style-name="T3"><text:tab/>1) Добавление продуктов на склад:</text:span></text:p>
      <text:p text:style-name="P5"><text:span text:style-name="T3"><text:tab/><text:tab/>Внесите данные в форму на добавление заказа</text:span></text:p>
      <text:p text:style-name="P6"><text:span text:style-name="T1"><text:tab/></text:span></text:p>
      <text:p text:style-name="P6"><text:span text:style-name="T1"><text:tab/>2)Изменения ролей пользователя (Водитель, простой пользователь, админ)</text:span></text:p>
      <text:p text:style-name="P6"><text:span text:style-name="T1"/></text:p>
      <text:p text:style-name="P6"><text:span text:style-name="T1"><text:tab/><text:tab/>В блоке «Пользователи» выберите одну из кнопок <text:tab/><text:tab/><text:tab/><text:tab/>«Установить как ...»</text:span></text:p>
      <text:p text:style-name="P6"><text:span text:style-name="T1"/></text:p>
      <text:p text:style-name="P6"><text:span text:style-name="T1">3) Добавление блюд в меню:</text:span></text:p>
      <text:p text:style-name="P6"><text:span text:style-name="T1"><text:tab/>Внесите данные и загрузите картинку в форме «Блюдо»</text:span></text:p>
      <text:p text:style-name="P6"><text:span text:style-name="T1"><text:tab/><text:tab/>&gt; Добавление ингредиентов:</text:span></text:p>
      <text:p text:style-name="P6"><text:span text:style-name="T1"><text:tab/><text:tab/><text:tab/>Для того чтобы добавить ингредиент в блюдо <text:tab/><text:tab/><text:tab/><text:tab/><text:tab/>нажмите на кнопку «Добавить ингредиент» укажите <text:tab/><text:tab/><text:tab/>его кол-во и название. Ингредиентов может быть <text:tab/><text:tab/><text:tab/><text:tab/>неограниченное кол-во</text:span></text:p>
      <text:p text:style-name="P4"><text:span text:style-name="T3"><text:tab/></text:span></text:p>
      <text:p text:style-name="P6"><text:span text:style-name="T1">4)Удаление блюд из меню:</text:span></text:p>
      <text:p text:style-name="P6"><text:span text:style-name="T1"><text:tab/>выберите в разделе блюд блюдо и нажмите кнопку «Удалить»</text:span></text:p>
      <text:p text:style-name="P6"><text:span text:style-name="T1"/></text:p>
      <text:p text:style-name="P6"><text:span text:style-name="T1"/></text:p>
      <text:p text:style-name="P8">Вы полностью ознакомились с нашим проектом</text:p>
      <text:p text:style-name="P8">желаем приятного использования! </text:p>
      <text:p text:style-name="P8">С уважением команда 14 Гимназии 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<text:tab/></text:span></text:p>
      <text:p text:style-name="P4"><text:span text:style-name="T1"><text:tab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09:50.255442924</meta:creation-date>
    <dc:date>2018-10-12T10:46:20.290936170</dc:date>
    <meta:editing-duration>PT9M39S</meta:editing-duration>
    <meta:editing-cycles>1</meta:editing-cycles>
    <meta:document-statistic meta:table-count="0" meta:image-count="0" meta:object-count="0" meta:page-count="4" meta:paragraph-count="57" meta:word-count="439" meta:character-count="3168" meta:non-whitespace-character-count="2708"/>
    <meta:generator>LibreOffice/5.1.6.2$Linux_X86_64 LibreOffice_project/10m0$Build-2</meta:generator>
  </office:meta>
</office:document-meta>
</file>